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24cm" fo:margin-left="0cm" fo:margin-right="-0.023cm" table:align="margins" style:writing-mode="lr-tb"/>
    </style:style>
    <style:style style:name="Table1.A" style:family="table-column">
      <style:table-column-properties style:column-width="4.366cm" style:rel-column-width="15039*"/>
    </style:style>
    <style:style style:name="Table1.B" style:family="table-column">
      <style:table-column-properties style:column-width="11.481cm" style:rel-column-width="39551*"/>
    </style:style>
    <style:style style:name="Table1.C" style:family="table-column">
      <style:table-column-properties style:column-width="3.177cm" style:rel-column-width="10945*"/>
    </style:style>
    <style:style style:name="Table1.1" style:family="table-row">
      <style:table-row-properties style:row-height="1.053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row-height="6.7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row-height="6.057cm" style:keep-together="true" fo:keep-together="auto"/>
    </style:style>
    <style:style style:name="Table1.4" style:family="table-row">
      <style:table-row-properties style:row-height="5.84cm" style:keep-together="true" fo:keep-together="auto"/>
    </style:style>
    <style:style style:name="Table1.5" style:family="table-row">
      <style:table-row-properties style:row-height="6.754cm" style:keep-together="true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11.001cm" fo:margin-right="0cm" fo:margin-top="0cm" fo:margin-bottom="0cm" fo:line-height="100%" fo:text-indent="2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-0.141cm" fo:margin-right="-0.138cm" fo:margin-top="0cm" fo:margin-bottom="0cm" fo:line-height="10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margin-left="-0.141cm" fo:margin-right="-0.138cm" fo:margin-top="0cm" fo:margin-bottom="0cm" fo:line-height="100%" fo:text-indent="0cm" style:auto-text-indent="false"/>
    </style:style>
    <style:style style:name="P10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1" style:family="paragraph" style:parent-style-name="Standard">
      <style:paragraph-properties fo:margin-left="0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 style:master-page-name="First_20_Page">
      <style:paragraph-properties fo:margin-left="11.001cm" fo:margin-right="0cm" fo:margin-top="0cm" fo:margin-bottom="0cm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0.141cm" fo:margin-right="-0.138cm" fo:margin-top="0cm" fo:margin-bottom="0cm" fo:line-height="100%" fo:text-indent="0cm" style:auto-text-indent="false"/>
    </style:style>
    <style:style style:name="P14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-0.141cm" fo:margin-right="-0.138cm" fo:margin-top="0cm" fo:margin-bottom="0cm" fo:line-height="100%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6" style:family="paragraph" style:parent-style-name="Standard">
      <style:paragraph-properties fo:margin-left="0cm" fo:margin-right="-0.138cm" fo:margin-top="0cm" fo:margin-bottom="0cm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language-asian="zxx" style:country-asian="none"/>
    </style:style>
    <style:style style:name="T7" style:family="text">
      <style:text-properties fo:language="en" fo:country="US"/>
    </style:style>
    <style:style style:name="T8" style:family="text">
      <style:text-properties fo:language="zxx" fo:country="none" style:language-asian="zxx" style:country-asian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Заместителю </text:p>
      <text:p text:style-name="P3">генерального директора </text:p>
      <text:p text:style-name="P3">ООО «ЛОТЕС ТМ»</text:p>
      <text:p text:style-name="P3"/>
      <text:p text:style-name="P3">В.Л. Гинесину </text:p>
      <text:p text:style-name="P3"/>
      <text:p text:style-name="P2"/>
      <text:p text:style-name="P2">Служебная записка<text:span text:style-name="T8"> <text:s/></text:span><text:span text:style-name="T6"><text:date style:data-style-name="N37" text:date-value="2017-01-12T15:36:26.66" text:fixed="true">12.01.17</text:date></text:span><text:span text:style-name="T8"> <text:s/></text:span></text:p>
      <text:p text:style-name="P4"><text:span text:style-name="T2">Отдел разработки техсредств</text:span><text:span text:style-name="T1"> управления развития ООО «ЛОТЕС ТМ» проводит разработку нового комплекта КД МАВЦ.</text:span><text:span text:style-name="T3">465482</text:span><text:span text:style-name="T1">.0</text:span><text:span text:style-name="T3">16</text:span><text:span text:style-name="T1"> на модуль </text:span><text:span text:style-name="T4">ТГС</text:span><text:span text:style-name="T1"> Н2 УОКС АОС «НАБАТ» (Терминал громкоговорящей связи).</text:span></text:p>
      <text:p text:style-name="P5">Прошу Вас присвоить обозначение следующим составным частям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Наименование</text:p>
            </table:table-cell>
            <table:table-cell table:style-name="Table1.A1" office:value-type="string">
              <text:p text:style-name="P7">Характеристика</text:p>
            </table:table-cell>
            <table:table-cell table:style-name="Table1.C1" office:value-type="string">
              <text:p text:style-name="P7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">Кабель 1</text:p>
            <text:p text:style-name="P6"><text:span text:style-name="T5">ТГС</text:span> <text:s/><text:span text:style-name="T5">Н2</text:span></text:p>
          </table:table-cell>
          <table:table-cell table:style-name="Table1.A2" office:value-type="string">
            <text:p text:style-name="P11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6">Соединения проводные и кабельные комбинированные высокочастотные и сверхвысокочастотные с количеством проводников</text:p>
            <text:p text:style-name="P6">До 4 вкл.</text:p>
          </table:table-cell>
          <table:table-cell table:style-name="Table1.C2" office:value-type="string">
            <text:p text:style-name="P7">МАВЦ.</text:p>
            <text:p text:style-name="P7"><text:span text:style-name="T7">465681</text:span>.____</text:p>
          </table:table-cell>
        </table:table-row>
        <table:table-row table:style-name="Table1.3">
          <table:table-cell table:style-name="Table1.A2" office:value-type="string">
            <text:p text:style-name="P6">Жгут 1</text:p>
            <text:p text:style-name="P8">ТГС <text:s/>Н2</text:p>
          </table:table-cell>
          <table:table-cell table:style-name="Table1.A2" office:value-type="string">
            <text:p text:style-name="P11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9"><text:span text:style-name="T1">Жгуты проводные низкочастотные с количеством проводов</text:span></text:p>
            <text:p text:style-name="P9"><text:span text:style-name="T1">Св. 8 до 14 вкл.</text:span></text:p>
          </table:table-cell>
          <table:table-cell table:style-name="Table1.C2" office:value-type="string">
            <text:p text:style-name="P7">МАВЦ.</text:p>
            <text:p text:style-name="P7"><text:span text:style-name="T7">685622</text:span>.____</text:p>
          </table:table-cell>
        </table:table-row>
        <text:soft-page-break/>
        <table:table-row table:style-name="Table1.4">
          <table:table-cell table:style-name="Table1.A2" office:value-type="string">
            <text:p text:style-name="P6">Жгут 2</text:p>
            <text:p text:style-name="P6"><text:span text:style-name="T5">ТГС</text:span> <text:s/><text:span text:style-name="T5">Н2</text:span></text:p>
          </table:table-cell>
          <table:table-cell table:style-name="Table1.A2" office:value-type="string">
            <text:p text:style-name="P11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6">Жгуты проводные низкочастотные с количеством проводов</text:p>
            <text:p text:style-name="P6">До 8 вкл.</text:p>
            <text:p text:style-name="P6"/>
          </table:table-cell>
          <table:table-cell table:style-name="Table1.C2" office:value-type="string">
            <text:p text:style-name="P7">МАВЦ.</text:p>
            <text:p text:style-name="P7"><text:span text:style-name="T5">685621......</text:span></text:p>
          </table:table-cell>
        </table:table-row>
        <table:table-row table:style-name="Table1.5">
          <table:table-cell table:style-name="Table1.A2" office:value-type="string">
            <text:p text:style-name="P6">Кабель 2</text:p>
            <text:p text:style-name="P6"><text:span text:style-name="T5">ТГС</text:span> <text:s/><text:span text:style-name="T5">Н2</text:span></text:p>
          </table:table-cell>
          <table:table-cell table:style-name="Table1.A2" office:value-type="string">
            <text:p text:style-name="P11">Оборудование электротермическое, электросварочное и для диффузионной сварки. Устройства магнитопроводящие, токопроводящие, электроизолирующие, электромонтажные. Монтаж механический</text:p>
            <text:p text:style-name="P6">Устройства токопроводящие</text:p>
            <text:p text:style-name="P6">Соединения проводные, кабельные</text:p>
            <text:p text:style-name="P6">Соединения проводные и кабельные комбинированные высокочастотные и сверхвысокочастотные с количеством проводников</text:p>
            <text:p text:style-name="P6">Св. 4 до 8 вкл.</text:p>
          </table:table-cell>
          <table:table-cell table:style-name="Table1.C2" office:value-type="string">
            <text:p text:style-name="P7">МАВЦ.</text:p>
            <text:p text:style-name="P7"><text:span text:style-name="T5">685682</text:span>......</text:p>
          </table:table-cell>
        </table:table-row>
      </table:table>
      <text:p text:style-name="P10"/>
      <text:p text:style-name="P10"/>
      <text:p text:style-name="P10">Начальник <text:span text:style-name="T5">сектора</text:span></text:p>
      <text:p text:style-name="P10">отдела разработки техсредств<text:tab/> <text:s text:c="38"/><text:span text:style-name="T5">Б.Г.Кротов</text:span></text:p>
      <text:p text:style-name="P10"><text:span text:style-name="T5"/></text:p>
      <text:p text:style-name="P10"><text:span text:style-name="T5"/></text:p>
      <text:p text:style-name="P10"><text:span text:style-name="T5">исполнитель С.Михайлов вн. Тел.199</text:span></text:p>
      <text:p text:style-name="P10"><text:span text:style-name="T5"><text:s text:c="52"/>моб. 8 901 189 25 86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size="10pt" fo:letter-spacing="0.035cm" style:font-size-asian="10pt" style:font-name-complex="Times New Roman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fo:line-height="150%" fo:text-indent="1.501cm" style:auto-text-indent="false"/>
      <style:text-properties fo:color="#1f4e79" style:font-name="Times New Roman" fo:font-size="12pt" fo:letter-spacing="0.026cm" fo:font-style="italic" style:font-size-asian="12pt" style:font-style-asian="italic" style:font-name-complex="Times New Roman" style:font-size-complex="10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/>
    </style:style>
    <style:style style:name="WW8Num1z1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3z1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size="10pt" fo:letter-spacing="0.035cm" style:font-size-asian="10pt" style:font-name-complex="Times New Roman"/>
    </style:style>
    <style:style style:name="Подзаголовок_20_Знак" style:display-name="Подзаголовок Знак" style:family="text">
      <style:text-properties fo:color="#1f4e79" style:font-name="Times New Roman" fo:font-size="12pt" fo:letter-spacing="0.026cm" fo:font-style="italic" style:font-size-asian="12pt" style:font-style-asian="italic" style:font-name-complex="Times New Roman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стителю</dc:title>
    <meta:initial-creator>User</meta:initial-creator>
    <meta:creation-date>2016-04-11T15:18:00</meta:creation-date>
    <dc:date>2017-01-12T15:37:50.46</dc:date>
    <meta:print-date>2016-04-18T15:37:17.56</meta:print-date>
    <meta:editing-cycles>17</meta:editing-cycles>
    <meta:editing-duration>PT6H47M19S</meta:editing-duration>
    <meta:generator>OpenOffice/4.1.2$Win32 OpenOffice.org_project/412m3$Build-9782</meta:generator>
    <meta:document-statistic meta:table-count="1" meta:image-count="0" meta:object-count="0" meta:page-count="2" meta:paragraph-count="51" meta:word-count="212" meta:character-count="2024"/>
  </office:meta>
</office:document-meta>
</file>